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018cm" fo:margin-top="0cm" fo:margin-bottom="0cm" table:align="left" style:writing-mode="lr-tb"/>
    </style:style>
    <style:style style:name="Tableau1.A" style:family="table-column">
      <style:table-column-properties style:column-width="4.232cm"/>
    </style:style>
    <style:style style:name="Tableau1.B" style:family="table-column">
      <style:table-column-properties style:column-width="2.409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21cm"/>
    </style:style>
    <style:style style:name="Tableau1.F" style:family="table-column">
      <style:table-column-properties style:column-width="0.501cm"/>
    </style:style>
    <style:style style:name="Tableau1.G" style:family="table-column">
      <style:table-column-properties style:column-width="0.504cm"/>
    </style:style>
    <style:style style:name="Tableau1.H" style:family="table-column">
      <style:table-column-properties style:column-width="0.503cm"/>
    </style:style>
    <style:style style:name="Tableau1.1" style:family="table-row">
      <style:table-row-properties style:min-row-height="1.199cm" fo:keep-together="auto"/>
    </style:style>
    <style:style style:name="Tableau1.A1" style:family="table-cell">
      <style:table-cell-properties style:vertical-align="" fo:padding="0.176cm" fo:border="1pt solid #000000"/>
    </style:style>
    <style:style style:name="Tableau1.B1" style:family="table-cell">
      <style:table-cell-properties style:vertical-align="" fo:padding="0.176cm" fo:border-left="0.75pt solid #000000" fo:border-right="1pt solid #000000" fo:border-top="1pt solid #000000" fo:border-bottom="1pt solid #000000"/>
    </style:style>
    <style:style style:name="Tableau1.2" style:family="table-row">
      <style:table-row-properties style:min-row-height="1.993cm" fo:keep-together="auto"/>
    </style:style>
    <style:style style:name="Tableau1.A2" style:family="table-cell">
      <style:table-cell-properties style:vertical-align="" fo:padding="0.176cm" fo:border-left="1pt solid #000000" fo:border-right="1pt solid #000000" fo:border-top="0.75pt solid #000000" fo:border-bottom="1pt solid #000000"/>
    </style:style>
    <style:style style:name="Tableau1.B2" style:family="table-cell">
      <style:table-cell-properties style:vertical-align="" fo:padding="0.176cm" fo:border-left="0.75pt solid #000000" fo:border-right="1pt solid #000000" fo:border-top="0.75pt solid #000000" fo:border-bottom="1pt solid #000000"/>
    </style:style>
    <style:style style:name="Tableau1.3" style:family="table-row">
      <style:table-row-properties style:min-row-height="4.03cm" fo:keep-together="auto"/>
    </style:style>
    <style:style style:name="Tableau1.4" style:family="table-row">
      <style:table-row-properties style:min-row-height="1.596cm" fo:keep-together="auto"/>
    </style:style>
    <style:style style:name="Tableau1.5" style:family="table-row">
      <style:table-row-properties style:min-row-height="2.417cm" fo:keep-together="auto"/>
    </style:style>
    <style:style style:name="Tableau1.8" style:family="table-row">
      <style:table-row-properties style:min-row-height="0.776cm" fo:keep-together="auto"/>
    </style:style>
    <style:style style:name="Tableau2" style:family="table">
      <style:table-properties style:width="15.69cm" fo:margin-left="0.018cm" fo:margin-top="0cm" fo:margin-bottom="0cm" table:align="left" style:writing-mode="lr-tb"/>
    </style:style>
    <style:style style:name="Tableau2.A" style:family="table-column">
      <style:table-column-properties style:column-width="4.232cm"/>
    </style:style>
    <style:style style:name="Tableau2.B" style:family="table-column">
      <style:table-column-properties style:column-width="2.409cm"/>
    </style:style>
    <style:style style:name="Tableau2.C" style:family="table-column">
      <style:table-column-properties style:column-width="2.406cm"/>
    </style:style>
    <style:style style:name="Tableau2.D" style:family="table-column">
      <style:table-column-properties style:column-width="2.514cm"/>
    </style:style>
    <style:style style:name="Tableau2.E" style:family="table-column">
      <style:table-column-properties style:column-width="2.621cm"/>
    </style:style>
    <style:style style:name="Tableau2.F" style:family="table-column">
      <style:table-column-properties style:column-width="0.501cm"/>
    </style:style>
    <style:style style:name="Tableau2.G" style:family="table-column">
      <style:table-column-properties style:column-width="0.504cm"/>
    </style:style>
    <style:style style:name="Tableau2.H" style:family="table-column">
      <style:table-column-properties style:column-width="0.503cm"/>
    </style:style>
    <style:style style:name="Tableau2.1" style:family="table-row">
      <style:table-row-properties style:min-row-height="1.199cm" fo:keep-together="auto"/>
    </style:style>
    <style:style style:name="Tableau2.A1" style:family="table-cell">
      <style:table-cell-properties style:vertical-align="" fo:padding="0.176cm" fo:border="1pt solid #000000"/>
    </style:style>
    <style:style style:name="Tableau2.B1" style:family="table-cell">
      <style:table-cell-properties style:vertical-align="" fo:padding="0.176cm" fo:border-left="0.75pt solid #000000" fo:border-right="1pt solid #000000" fo:border-top="1pt solid #000000" fo:border-bottom="1pt solid #000000"/>
    </style:style>
    <style:style style:name="Tableau2.2" style:family="table-row">
      <style:table-row-properties style:min-row-height="1.993cm" fo:keep-together="auto"/>
    </style:style>
    <style:style style:name="Tableau2.A2" style:family="table-cell">
      <style:table-cell-properties style:vertical-align="" fo:padding="0.176cm" fo:border-left="1pt solid #000000" fo:border-right="1pt solid #000000" fo:border-top="0.75pt solid #000000" fo:border-bottom="1pt solid #000000"/>
    </style:style>
    <style:style style:name="Tableau2.B2" style:family="table-cell">
      <style:table-cell-properties style:vertical-align="" fo:padding="0.176cm" fo:border-left="0.75pt solid #000000" fo:border-right="1pt solid #000000" fo:border-top="0.75pt solid #000000" fo:border-bottom="1pt solid #000000"/>
    </style:style>
    <style:style style:name="Tableau2.3" style:family="table-row">
      <style:table-row-properties style:min-row-height="4.03cm" fo:keep-together="auto"/>
    </style:style>
    <style:style style:name="Tableau2.4" style:family="table-row">
      <style:table-row-properties style:min-row-height="1.596cm" fo:keep-together="auto"/>
    </style:style>
    <style:style style:name="Tableau2.5" style:family="table-row">
      <style:table-row-properties style:min-row-height="2.417cm" fo:keep-together="auto"/>
    </style:style>
    <style:style style:name="Tableau2.8" style:family="table-row">
      <style:table-row-properties style:min-row-height="0.776cm" fo:keep-together="auto"/>
    </style:style>
    <style:style style:name="P1" style:family="paragraph" style:parent-style-name="normal">
      <style:paragraph-properties fo:text-align="justify" style:justify-single-word="false"/>
    </style:style>
    <style:style style:name="P2" style:family="paragraph" style:parent-style-name="normal">
      <style:paragraph-properties fo:orphans="0" fo:widows="0"/>
      <style:text-properties style:font-name="Calibri" fo:font-size="10pt" style:font-name-asian="Calibri1" style:font-size-asian="10pt" style:font-name-complex="Calibri1" style:font-size-complex="10pt"/>
    </style:style>
    <style:style style:name="P3" style:family="paragraph" style:parent-style-name="normal">
      <style:paragraph-properties fo:orphans="0" fo:widows="0"/>
      <style:text-properties style:font-name="Calibri" fo:font-size="10pt" fo:font-weight="bold" style:font-name-asian="Calibri1" style:font-size-asian="10pt" style:font-weight-asian="bold" style:font-name-complex="Calibri1" style:font-size-complex="10pt"/>
    </style:style>
    <style:style style:name="P4" style:family="paragraph" style:parent-style-name="normal">
      <style:paragraph-properties fo:text-align="justify" style:justify-single-word="false" fo:orphans="0" fo:widows="0"/>
      <style:text-properties style:font-name="Calibri" fo:font-size="10pt" fo:font-weight="bold" style:font-name-asian="Calibri1" style:font-size-asian="10pt" style:font-weight-asian="bold" style:font-name-complex="Calibri1" style:font-size-complex="10pt"/>
    </style:style>
    <style:style style:name="P5" style:family="paragraph" style:parent-style-name="normal">
      <style:paragraph-properties fo:margin-left="1.905cm" fo:margin-right="0cm" fo:text-align="justify" style:justify-single-word="false" fo:text-indent="-0.635cm" style:auto-text-indent="false"/>
    </style:style>
    <style:style style:name="P6"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7" style:family="paragraph" style:parent-style-name="normal">
      <style:paragraph-properties fo:margin-left="1.27cm" fo:margin-right="0cm" fo:text-align="justify" style:justify-single-word="false" fo:text-indent="0cm" style:auto-text-indent="false"/>
    </style:style>
    <style:style style:name="P8"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99b9" style:font-weight-asian="bold" style:font-weight-complex="bold"/>
    </style:style>
    <style:style style:name="P9" style:family="paragraph" style:parent-style-name="normal">
      <style:paragraph-properties fo:margin-left="1.27cm" fo:margin-right="0cm" fo:text-align="justify" style:justify-single-word="false" fo:text-indent="0cm" style:auto-text-indent="false"/>
      <style:text-properties fo:font-weight="bold" officeooo:rsid="002099b9" officeooo:paragraph-rsid="002099b9" style:font-weight-asian="bold" style:font-weight-complex="bold"/>
    </style:style>
    <style:style style:name="P10" style:family="paragraph" style:parent-style-name="normal">
      <style:paragraph-properties fo:margin-left="1.27cm" fo:margin-right="0cm" fo:text-align="justify" style:justify-single-word="false" fo:text-indent="0cm" style:auto-text-indent="false"/>
      <style:text-properties fo:font-weight="bold" officeooo:rsid="002279e9" officeooo:paragraph-rsid="002279e9" style:font-weight-asian="bold" style:font-weight-complex="bold"/>
    </style:style>
    <style:style style:name="P11" style:family="paragraph" style:parent-style-name="normal">
      <style:paragraph-properties fo:margin-left="1.27cm" fo:margin-right="0cm" fo:text-align="justify" style:justify-single-word="false" fo:text-indent="0cm" style:auto-text-indent="false"/>
      <style:text-properties fo:font-weight="bold" officeooo:rsid="0023c24b" officeooo:paragraph-rsid="0023c24b" style:font-weight-asian="bold" style:font-weight-complex="bold"/>
    </style:style>
    <style:style style:name="P12" style:family="paragraph" style:parent-style-name="normal">
      <style:paragraph-properties fo:margin-left="1.27cm" fo:margin-right="0cm" fo:text-align="justify" style:justify-single-word="false" fo:text-indent="0cm" style:auto-text-indent="false"/>
      <style:text-properties fo:font-weight="bold" officeooo:rsid="0026a5a8" officeooo:paragraph-rsid="0026a5a8" style:font-weight-asian="bold" style:font-weight-complex="bold"/>
    </style:style>
    <style:style style:name="P13" style:family="paragraph" style:parent-style-name="normal">
      <style:paragraph-properties fo:margin-left="1.235cm" fo:margin-right="0cm" fo:text-align="justify" style:justify-single-word="false" fo:text-indent="0cm" style:auto-text-indent="false"/>
    </style:style>
    <style:style style:name="P14" style:family="paragraph" style:parent-style-name="normal" style:master-page-name="Standard">
      <style:paragraph-properties fo:text-align="center" style:justify-single-word="false" style:page-number="1"/>
      <style:text-properties style:font-name="Calibri" fo:font-size="16pt" fo:font-weight="bold" style:font-name-asian="Calibri1" style:font-size-asian="16pt" style:font-weight-asian="bold" style:font-name-complex="Calibri1" style:font-size-complex="16pt"/>
    </style:style>
    <style:style style:name="P15" style:family="paragraph" style:parent-style-name="normal">
      <style:paragraph-properties fo:text-align="center" style:justify-single-word="false"/>
      <style:text-properties style:font-name="Calibri" fo:font-size="16pt" fo:font-weight="bold" style:font-name-asian="Calibri1" style:font-size-asian="16pt" style:font-weight-asian="bold" style:font-name-complex="Calibri1" style:font-size-complex="16pt"/>
    </style:style>
    <style:style style:name="P16" style:family="paragraph" style:parent-style-name="normal">
      <style:text-properties style:font-name="Calibri" fo:background-color="#ffff00" style:font-name-asian="Calibri1" style:font-name-complex="Calibri1"/>
    </style:style>
    <style:style style:name="P17" style:family="paragraph" style:parent-style-name="normal">
      <style:text-properties style:font-name="Calibri" fo:font-size="12pt" style:font-name-asian="Calibri1" style:font-size-asian="12pt" style:font-name-complex="Calibri1" style:font-size-complex="12pt"/>
    </style:style>
    <style:style style:name="P18" style:family="paragraph" style:parent-style-name="normal">
      <style:text-properties style:font-name="Calibri" fo:font-size="12pt" officeooo:rsid="001e78f3" style:font-name-asian="Calibri1" style:font-size-asian="12pt" style:font-name-complex="Calibri1" style:font-size-complex="12pt"/>
    </style:style>
    <style:style style:name="P19"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20" style:family="paragraph" style:parent-style-name="normal">
      <style:paragraph-properties fo:text-align="justify" style:justify-single-word="false"/>
      <style:text-properties style:font-name="Calibri" fo:font-size="12pt" officeooo:paragraph-rsid="002aec55" style:font-name-asian="Calibri1" style:font-size-asian="12pt" style:font-name-complex="Calibri1" style:font-size-complex="12pt"/>
    </style:style>
    <style:style style:name="P21" style:family="paragraph" style:parent-style-name="normal">
      <style:text-properties style:font-name="Calibri" fo:font-size="12pt" fo:font-weight="bold" style:font-name-asian="Calibri1" style:font-size-asian="12pt" style:font-weight-asian="bold" style:font-name-complex="Calibri1" style:font-size-complex="12pt"/>
    </style:style>
    <style:style style:name="P22"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23" style:family="paragraph" style:parent-style-name="normal">
      <style:paragraph-properties fo:text-align="justify" style:justify-single-word="false"/>
      <style:text-properties style:font-name="Calibri" fo:font-size="12pt" fo:font-weight="bold" officeooo:paragraph-rsid="002aec55" style:font-name-asian="Calibri1" style:font-size-asian="12pt" style:font-weight-asian="bold" style:font-name-complex="Calibri1" style:font-size-complex="12pt"/>
    </style:style>
    <style:style style:name="P24" style:family="paragraph" style:parent-style-name="normal">
      <style:paragraph-properties fo:text-align="justify" style:justify-single-word="false"/>
      <style:text-properties style:font-name="Calibri" fo:font-size="12pt" fo:font-style="italic" style:font-name-asian="Calibri1" style:font-size-asian="12pt" style:font-style-asian="italic" style:font-name-complex="Calibri1" style:font-size-complex="12pt"/>
    </style:style>
    <style:style style:name="P25" style:family="paragraph" style:parent-style-name="normal">
      <style:paragraph-properties fo:text-align="justify" style:justify-single-word="false"/>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P26" style:family="paragraph" style:parent-style-name="normal">
      <style:paragraph-properties fo:text-align="justify" style:justify-single-word="false"/>
      <style:text-properties style:font-name="Calibri" style:font-name-asian="Calibri1" style:font-name-complex="Calibri1"/>
    </style:style>
    <style:style style:name="P27" style:family="paragraph" style:parent-style-name="normal">
      <style:text-properties style:font-name="Calibri" fo:font-size="9pt" style:font-name-asian="Calibri1" style:font-size-asian="9pt" style:font-name-complex="Calibri1" style:font-size-complex="9pt"/>
    </style:style>
    <style:style style:name="P28" style:family="paragraph" style:parent-style-name="normal">
      <style:paragraph-properties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29" style:family="paragraph" style:parent-style-name="normal">
      <style:paragraph-properties fo:text-align="justify" style:justify-single-word="false"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30"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31"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32" style:family="paragraph" style:parent-style-name="normal">
      <style:paragraph-properties fo:orphans="0" fo:widows="0"/>
      <style:text-properties style:font-name="Calibri" fo:font-size="10pt" officeooo:rsid="002c6c3d" officeooo:paragraph-rsid="002c6c3d" style:font-name-asian="Calibri1" style:font-size-asian="10pt" style:font-name-complex="Calibri1" style:font-size-complex="10pt"/>
    </style:style>
    <style:style style:name="P33" style:family="paragraph" style:parent-style-name="normal">
      <style:text-properties fo:font-size="12pt" style:font-size-asian="12pt" style:font-size-complex="12pt"/>
    </style:style>
    <style:style style:name="P34" style:family="paragraph" style:parent-style-name="normal">
      <style:paragraph-properties fo:orphans="0" fo:widows="0"/>
      <style:text-properties officeooo:paragraph-rsid="002aec55"/>
    </style:style>
    <style:style style:name="P35" style:family="paragraph" style:parent-style-name="normal">
      <style:paragraph-properties fo:orphans="0" fo:widows="0"/>
      <style:text-properties officeooo:paragraph-rsid="002c6c3d"/>
    </style:style>
    <style:style style:name="P36"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37"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041f2" officeooo:paragraph-rsid="002041f2" style:font-name-asian="Calibri1" style:font-size-asian="12pt" style:font-weight-asian="bold" style:font-name-complex="Calibri1" style:font-size-complex="12pt" style:font-weight-complex="bold"/>
    </style:style>
    <style:style style:name="P38"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099b9" officeooo:paragraph-rsid="002099b9" style:font-name-asian="Calibri1" style:font-size-asian="12pt" style:font-weight-asian="bold" style:font-name-complex="Calibri1" style:font-size-complex="12pt" style:font-weight-complex="bold"/>
    </style:style>
    <style:style style:name="P39"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80495" officeooo:paragraph-rsid="00280495" style:font-name-asian="Calibri1" style:font-size-asian="12pt" style:font-weight-asian="bold" style:font-name-complex="Calibri1" style:font-size-complex="12pt" style:font-weight-complex="bold"/>
    </style:style>
    <style:style style:name="P40" style:family="paragraph" style:parent-style-name="normal">
      <style:paragraph-properties fo:margin-left="1.27cm" fo:margin-right="0cm" fo:text-align="justify" style:justify-single-word="false" fo:text-indent="0cm" style:auto-text-indent="false"/>
      <style:text-properties style:font-name="Calibri" fo:font-size="12pt" fo:font-weight="bold" style:font-name-asian="Calibri1" style:font-size-asian="12pt" style:font-weight-asian="bold" style:font-name-complex="Calibri1" style:font-size-complex="12pt"/>
    </style:style>
    <style:style style:name="P41"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42"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officeooo:rsid="001e78f3" style:font-name-asian="Calibri1" style:font-size-asian="12pt" style:font-name-complex="Calibri1" style:font-size-complex="12pt"/>
    </style:style>
    <style:style style:name="T4" style:family="text">
      <style:text-properties style:font-name="Calibri" fo:font-size="12pt" officeooo:rsid="002099b9" style:font-name-asian="Calibri1" style:font-size-asian="12pt" style:font-name-complex="Calibri1" style:font-size-complex="12pt"/>
    </style:style>
    <style:style style:name="T5" style:family="text">
      <style:text-properties style:font-name="Calibri" fo:font-size="12pt" officeooo:rsid="002279e9" style:font-name-asian="Calibri1" style:font-size-asian="12pt" style:font-name-complex="Calibri1" style:font-size-complex="12pt"/>
    </style:style>
    <style:style style:name="T6" style:family="text">
      <style:text-properties style:font-name="Calibri" fo:font-size="12pt" officeooo:rsid="0027d6af" style:font-name-asian="Calibri1" style:font-size-asian="12pt" style:font-name-complex="Calibri1" style:font-size-complex="12pt"/>
    </style:style>
    <style:style style:name="T7" style:family="text">
      <style:text-properties style:font-name="Calibri" fo:font-size="12pt" fo:font-weight="bold" style:font-name-asian="Calibri1" style:font-size-asian="12pt" style:font-weight-asian="bold" style:font-name-complex="Calibri1" style:font-size-complex="12pt"/>
    </style:style>
    <style:style style:name="T8" style:family="text">
      <style:text-properties style:font-name="Calibri" fo:font-size="12pt" fo:font-style="italic" style:font-name-asian="Calibri1" style:font-size-asian="12pt" style:font-style-asian="italic" style:font-name-complex="Calibri1" style:font-size-complex="12pt"/>
    </style:style>
    <style:style style:name="T9"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10"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1"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style:font-name="Calibri" fo:font-weight="bold" style:font-name-asian="Calibri1" style:font-weight-asian="bold" style:font-name-complex="Calibri1"/>
    </style:style>
    <style:style style:name="T13" style:family="text">
      <style:text-properties style:font-name="Calibri" fo:font-size="10pt" fo:font-weight="bold" style:font-name-asian="Calibri1" style:font-size-asian="10pt" style:font-weight-asian="bold" style:font-name-complex="Calibri1" style:font-size-complex="10pt"/>
    </style:style>
    <style:style style:name="T14" style:family="text">
      <style:text-properties style:font-name="Calibri" fo:font-size="10pt" fo:font-weight="bold" officeooo:rsid="002aec55" style:font-name-asian="Calibri1" style:font-size-asian="10pt" style:font-weight-asian="bold" style:font-name-complex="Calibri1" style:font-size-complex="10pt"/>
    </style:style>
    <style:style style:name="T15" style:family="text">
      <style:text-properties style:font-name="Calibri" fo:font-size="10pt" fo:font-weight="bold" officeooo:rsid="002c6c3d" style:font-name-asian="Calibri1" style:font-size-asian="10pt" style:font-weight-asian="bold" style:font-name-complex="Calibri1" style:font-size-complex="10pt"/>
    </style:style>
    <style:style style:name="T16" style:family="text">
      <style:text-properties style:font-name="Calibri" fo:font-size="10pt" style:font-name-asian="Calibri1" style:font-size-asian="10pt" style:font-name-complex="Calibri1" style:font-size-complex="10pt"/>
    </style:style>
    <style:style style:name="T17" style:family="text">
      <style:text-properties style:font-name="Calibri" fo:font-size="10pt" officeooo:rsid="002aec55" style:font-name-asian="Calibri1" style:font-size-asian="10pt" style:font-name-complex="Calibri1" style:font-size-complex="10pt"/>
    </style:style>
    <style:style style:name="T18" style:family="text">
      <style:text-properties style:font-name="Times New Roman" fo:font-size="7pt" style:font-name-asian="Times New Roman1" style:font-size-asian="7pt" style:font-name-complex="Times New Roman1" style:font-size-complex="7pt"/>
    </style:style>
    <style:style style:name="T19" style:family="text">
      <style:text-properties fo:color="#1155cc" loext:opacity="100%" style:font-name="Calibri" style:text-underline-style="solid" style:text-underline-width="auto" style:text-underline-color="font-color" style:font-name-asian="Calibri1" style:font-name-complex="Calibri1"/>
    </style:style>
    <style:style style:name="T20" style:family="text">
      <style:text-properties fo:color="#1155cc" loext:opacity="100%" style:font-name="Calibri" fo:font-size="12pt" style:text-underline-style="solid" style:text-underline-width="auto" style:text-underline-color="font-color" style:font-name-asian="Calibri1" style:font-size-asian="12pt" style:font-name-complex="Calibri1" style:font-size-complex="12pt"/>
    </style:style>
    <style:style style:name="T21" style:family="text">
      <style:text-properties officeooo:rsid="0023c24b"/>
    </style:style>
    <style:style style:name="T22" style:family="text">
      <style:text-properties style:text-underline-style="solid" style:text-underline-width="auto" style:text-underline-color="font-color"/>
    </style:style>
    <style:style style:name="T23" style:family="text">
      <style:text-properties officeooo:rsid="002aec55"/>
    </style:style>
    <style:style style:name="T24" style:family="text">
      <style:text-properties officeooo:rsid="002c6c3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text:p>
      <text:p text:style-name="P15">Projet WEB – Conception de documents et d’interfaces numériques</text:p>
      <text:p text:style-name="P33"><text:s/></text:p>
      <text:p text:style-name="P33"><text:s/></text:p>
      <text:p text:style-name="P33"><text:s/></text:p>
      <text:p text:style-name="P16">Ce document, complété par vos soins, sera à rendre avant la présentation client du 19 janvier. Il complètera vos explications ce jour-là. </text:p>
      <text:p text:style-name="P16">Il doit vous servir de fil rouge, et donc être rempli à mesure que vous avancez dans votre projet (merci de répondre dans le corps du document).</text:p>
      <text:p text:style-name="P17"><text:s/></text:p>
      <text:p text:style-name="P17"><text:s/></text:p>
      <text:p text:style-name="P21">1. Noms des étudiants :</text:p>
      <text:p text:style-name="normal"><text:span text:style-name="T2"><text:s/></text:span><text:span text:style-name="T3">Thomas HONG, Carl Bourges, Rafik FRARMA, Al-Qassim MOHAMED</text:span></text:p>
      <text:p text:style-name="P17"><text:s/></text:p>
      <text:p text:style-name="P21">2. Sujet choisi :</text:p>
      <text:p text:style-name="P18">Aiko Watanabe, Maison de la Culture du Japon, 101 bis, Quai Branly, 75015 Paris </text:p>
      <text:p text:style-name="P17"><text:s/></text:p>
      <text:p text:style-name="P21">3. Analyse du besoin : </text:p>
      <text:p text:style-name="P24"><text:s/></text:p>
      <text:p text:style-name="P5"><text:span text:style-name="T12">a.</text:span><text:span text:style-name="T18"> <text:s text:c="4"/></text:span><text:span text:style-name="T12">Demande :</text:span></text:p>
      <text:p text:style-name="P36">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p>
      <text:p text:style-name="P37">Public: adolescents</text:p>
      <text:p text:style-name="P8"><text:span text:style-name="T2">Client: </text:span><text:span text:style-name="T4">MCJP</text:span></text:p>
      <text:p text:style-name="P38">Demande: Conscise , laisse place à l’imagination, partielle</text:p>
      <text:p text:style-name="P38">Dimension humaine -&gt; doit attirer les jeunes adolscents</text:p>
      <text:p text:style-name="P38">Dimension esthétique -&gt; Thème du Japon, manga</text:p>
      <text:p text:style-name="P38">Dimension technique -&gt; Forum, billeterie</text:p>
      <text:p text:style-name="P39">Faire un site qui rappelle la maison de la culture du japon</text:p>
      <text:p text:style-name="P8"/>
      <text:p text:style-name="P36"><text:s/></text:p>
      <text:p text:style-name="P36"/>
      <text:p text:style-name="P36"/>
      <text:p text:style-name="P36"/>
      <text:p text:style-name="P36"/>
      <text:p text:style-name="P36"><text:soft-page-break/></text:p>
      <text:p text:style-name="P36"/>
      <text:p text:style-name="P36"/>
      <text:p text:style-name="P36"/>
      <text:p text:style-name="P5"><text:span text:style-name="T12">b.</text:span><text:span text:style-name="T18"> <text:s text:c="3"/></text:span><text:span text:style-name="T12">Stratégie d’objectifs : </text:span></text:p>
      <text:p text:style-name="P36">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site ? Quels vous semblent être ses objectifs secondaires ? Reformulez ces besoins de manière plus synthétique.</text:p>
      <text:p text:style-name="P9"><text:span text:style-name="T2">Objectif principal: attirer les jeunes adolescents à s’intéresser à la culture japonaise, </text:span><text:span text:style-name="T5">site annexe a mcpj</text:span></text:p>
      <text:p text:style-name="P38">Objectif secondaire: créer forum, créer billeterie</text:p>
      <text:p text:style-name="P38">Utiliser les mangas, jeux, animés -&gt; attirer culture japonaise</text:p>
      <text:p text:style-name="P19"><text:s/></text:p>
      <text:p text:style-name="P5"><text:span text:style-name="T12">c.</text:span><text:span text:style-name="T18"> <text:s text:c="4"/></text:span><text:span text:style-name="T12">Stratégie de cible : </text:span></text:p>
      <text:p text:style-name="P36">Quel(s) type(s) d’utilisateurs sont attendus sur ce site ? Quelles attentes seront a priori les leurs, en termes d’informations, d’actions, d’ambiance ? Expliquez votre raisonnement.</text:p>
      <text:p text:style-name="P9">Adolescents attendus</text:p>
      <text:p text:style-name="P9">Informations -&gt; Sorties de mangas, sorties de jeux, actus jap -&gt; popculture, jpop</text:p>
      <text:p text:style-name="P10">Actions -&gt; Débattre des actus, des animés</text:p>
      <text:p text:style-name="P10">Ambiance -&gt; Jeune, otaku</text:p>
      <text:p text:style-name="P19"><text:s/></text:p>
      <text:p text:style-name="P5"><text:span text:style-name="T12">d.</text:span><text:span text:style-name="T18"> <text:s text:c="3"/></text:span><text:span text:style-name="T12">Veille concurrentielle (benchmarking) : </text:span></text:p>
      <text:p text:style-name="P36">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p>
      <text:p text:style-name="P10">Nautiljon, adkami, myanimelist, adn, alltheanime, anime-kun</text:p>
      <text:p text:style-name="P10">Nveaux besoins -&gt; le streaming, <text:span text:style-name="T21">achats d’animés</text:span></text:p>
      <text:p text:style-name="P24"><text:s/></text:p>
      <text:p text:style-name="P22">4. Détermination des contenus </text:p>
      <text:p text:style-name="P22"><text:s/></text:p>
      <text:p text:style-name="P5"><text:span text:style-name="T12">a.</text:span><text:span text:style-name="T18"> <text:s text:c="4"/></text:span><text:span text:style-name="T12">Rubriques du site</text:span></text:p>
      <text:p text:style-name="P36"><text:soft-page-break/>A partir de l’analyse des besoins, déterminez les grandes parties (rubriques) qui composeront le site et donnez-leur un titre bref : par exemple, « Qui sommes-nous ? », « Expositions », « L’univers du jeu », etc. </text:p>
      <text:p text:style-name="P36">Chacune de ces rubriques devra ensuite, le cas échéant, être divisée en plusieurs sous rubriques (7 maximum).</text:p>
      <text:p text:style-name="P11">Rencontres – Billeterie (Spectacles, Expositons) – Actualités (Animé, Mangas, Culture Jap) – Forum </text:p>
      <text:p text:style-name="P40"><text:s/></text:p>
      <text:p text:style-name="P5"><text:span text:style-name="T12">b.</text:span><text:span text:style-name="T18"> <text:s text:c="3"/></text:span><text:span text:style-name="T12">Fonctionnalités</text:span></text:p>
      <text:p text:style-name="P36">Quelles sont les fonctionnalités que vous devrez intégrer au site (formulaires d’adhésion ou de commande, blogs, diaporama, base de données, liens vers d’autres ressources web, etc.) ?</text:p>
      <text:p text:style-name="P12"><text:span text:style-name="T2">Un système de commentaires sur les articles, un sytsème de connexion, panier, commandes bdd, lien vers le site mcpj, lien vers japane expo. </text:span><text:span text:style-name="T6">Un article en Une</text:span></text:p>
      <text:p text:style-name="P22"><text:s/></text:p>
      <text:p text:style-name="P5"><text:span text:style-name="T12">c.</text:span><text:span text:style-name="T18"> <text:s text:c="4"/></text:span><text:span text:style-name="T12">Architecture globale du site</text:span></text:p>
      <text:p text:style-name="P7"><text:span text:style-name="T2">Dessinez l’arborescence générale du site (</text:span><text:span text:style-name="T8">cf </text:span><text:span text:style-name="T2">exemple de schéma ci-dessous). </text:span></text:p>
      <text:p text:style-name="P36">- Le nombre de lignes correspond à la « profondeur » du site. On évite la multiplication des niveaux, qui retarde l’accès à l’information recherchée (règle des 3 clics).</text:p>
      <text:p text:style-name="P36">- Le nombre de rubriques en parallèle sur un même niveau correspond à sa « largeur ». </text:p>
      <text:p text:style-name="P36">-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p>
      <text:p text:style-name="P41">RQ : Les fonctionnalités que vous avez listées devront également se greffer sur cette vue d’ensemble.</text:p>
      <text:p text:style-name="P41"/>
      <text:p text:style-name="P41"/>
      <text:p text:style-name="P36"><text:s/></text:p>
      <text:p text:style-name="P36"><text:s/></text:p>
      <text:p text:style-name="P40"><text:s/></text:p>
      <text:p text:style-name="P22"><text:s/></text:p>
      <text:p text:style-name="P5"><text:span text:style-name="T12">d.</text:span><text:span text:style-name="T18"> <text:s text:c="3"/></text:span><text:span text:style-name="T12">Détermination et répartition du contenu</text:span></text:p>
      <text:p text:style-name="P36">Il faut maintenant entrer dans le détail du contenu que vous projetez de mettre en ligne. Pour chaque partie que vous avez déterminée, voyez quels éléments seront à inclure. Cela correspond à des fichiers texte/image/son. </text:p>
      <text:p text:style-name="P7"><text:soft-page-break/><text:span text:style-name="T9">Remarque</text:span><text:span text:style-name="T8"> : dans le cadre de cet exercice, </text:span><text:span text:style-name="T9">vous n’aurez pas à réaliser effectivement tous ces documents</text:span><text:span text:style-name="T8">. Seules quelques pages seront complètes. Pour les autres, les parties texte autres seront remplies par du lorem ipsum</text:span><text:span text:style-name="T10">[1]</text:span><text:span text:style-name="T8">, les images par une image type.</text:span></text:p>
      <text:p text:style-name="P36">Vous pouvez réaliser un tableau pour plus de clarté.</text:p>
      <text:p text:style-name="P22"><text:s/></text:p>
      <text:p text:style-name="P22"/>
      <text:p text:style-name="P22"/>
      <text:p text:style-name="P25">Exemple de remplissage du tableau :</text:p>
      <text:p text:style-name="P22"><tex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3"><text:s text:c="29"/>Objets</text:p>
            <text:p text:style-name="P3">Emplacements</text:p>
          </table:table-cell>
          <table:table-cell table:style-name="Tableau1.B1" office:value-type="string">
            <text:p text:style-name="P3">Textes</text:p>
          </table:table-cell>
          <table:table-cell table:style-name="Tableau1.B1" office:value-type="string">
            <text:p text:style-name="P3">Images</text:p>
          </table:table-cell>
          <table:table-cell table:style-name="Tableau1.B1" office:value-type="string">
            <text:p text:style-name="P3">Sons</text:p>
          </table:table-cell>
          <table:table-cell table:style-name="Tableau1.B1" office:value-type="string">
            <text:p text:style-name="P3">Fonctions spécifiques</text:p>
          </table:table-cell>
          <table:table-cell table:style-name="Tableau1.B1" office:value-type="string">
            <text:p text:style-name="P3"><text:s/></text:p>
          </table:table-cell>
          <table:table-cell table:style-name="Tableau1.B1" office:value-type="string">
            <text:p text:style-name="P3"><text:s/></text:p>
          </table:table-cell>
          <table:table-cell table:style-name="Tableau1.B1" office:value-type="string">
            <text:p text:style-name="P3"><text:s/></text:p>
          </table:table-cell>
        </table:table-row>
        <table:table-row table:style-name="Tableau1.2">
          <table:table-cell table:style-name="Tableau1.A2" office:value-type="string">
            <text:p text:style-name="P3">Page d’accueil</text:p>
          </table:table-cell>
          <table:table-cell table:style-name="Tableau1.B2" office:value-type="string">
            <text:p text:style-name="P2">Texte de présentation de l’association</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3">
          <table:table-cell table:style-name="Tableau1.A2" office:value-type="string">
            <text:p text:style-name="P3">Rubrique « Expositions »</text:p>
          </table:table-cell>
          <table:table-cell table:style-name="Tableau1.B2" office:value-type="string">
            <text:p text:style-name="P2">Notices de présentation d’artistes </text:p>
          </table:table-cell>
          <table:table-cell table:style-name="Tableau1.B2" office:value-type="string">
            <text:p text:style-name="P2">Photo attractive pour l’exposition en cours</text:p>
            <text:p text:style-name="P2">+ Diaporama des expositions passé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4">
          <table:table-cell table:style-name="Tableau1.A2" office:value-type="string">
            <text:p text:style-name="P3">Rubrique « Excursions proposées »</text:p>
          </table:table-cell>
          <table:table-cell table:style-name="Tableau1.B2" office:value-type="string">
            <text:p text:style-name="P2"><text:s/></text:p>
          </table:table-cell>
          <table:table-cell table:style-name="Tableau1.B2" office:value-type="string">
            <text:p text:style-name="P2">Photo grand angle de la forêt</text:p>
          </table:table-cell>
          <table:table-cell table:style-name="Tableau1.B2" office:value-type="string">
            <text:p text:style-name="P2">Bande son – bruits de la forêt</text:p>
          </table:table-cell>
          <table:table-cell table:style-name="Tableau1.B2" office:value-type="string">
            <text:p text:style-name="P2">Accès au formulaire d’inscription</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5">
          <table:table-cell table:style-name="Tableau1.A2" office:value-type="string">
            <text:p text:style-name="P3">Sous rubrique « Programmation des concerts »</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Extrait musical du prochain artiste programmé</text:p>
          </table:table-cell>
          <table:table-cell table:style-name="Tableau1.B2" office:value-type="string">
            <text:p text:style-name="P2">Calendrier des manifestation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4">
          <table:table-cell table:style-name="Tableau1.A2" office:value-type="string">
            <text:p text:style-name="P3">Dans le forum</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2">Possibilité de participer au forum</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4">
          <table:table-cell table:style-name="Tableau1.A2" office:value-type="string">
            <text:p text:style-name="P3">Dans le blog</text:p>
          </table:table-cell>
          <table:table-cell table:style-name="Tableau1.B2" office:value-type="string">
            <text:p text:style-name="P2">Billets critiques sur des livr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row>
        <table:table-row table:style-name="Tableau1.8">
          <table:table-cell table:style-name="Tableau1.A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
      <text:p text:style-name="P22"><text:soft-page-break/><text:s/></text:p>
      <text:p text:style-name="P22"><text:s/></text:p>
      <text:p text:style-name="P25">Votre tableau :</text:p>
      <text:p text:style-name="P20"><text:span text:style-name="T2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28"><text:s text:c="29"/>Objets</text:p>
            <text:p text:style-name="P28">Emplacements</text:p>
          </table:table-cell>
          <table:table-cell table:style-name="Tableau2.B1" office:value-type="string">
            <text:p text:style-name="P28">Textes</text:p>
          </table:table-cell>
          <table:table-cell table:style-name="Tableau2.B1" office:value-type="string">
            <text:p text:style-name="P28">Images</text:p>
          </table:table-cell>
          <table:table-cell table:style-name="Tableau2.B1" office:value-type="string">
            <text:p text:style-name="P28">Sons</text:p>
          </table:table-cell>
          <table:table-cell table:style-name="Tableau2.B1" office:value-type="string">
            <text:p text:style-name="P28">Fonctions spécifiques</text:p>
          </table:table-cell>
          <table:table-cell table:style-name="Tableau2.B1" office:value-type="string">
            <text:p text:style-name="P28"><text:s/></text:p>
          </table:table-cell>
          <table:table-cell table:style-name="Tableau2.B1" office:value-type="string">
            <text:p text:style-name="P28"><text:s/></text:p>
          </table:table-cell>
          <table:table-cell table:style-name="Tableau2.B1" office:value-type="string">
            <text:p text:style-name="P28"><text:s/></text:p>
          </table:table-cell>
        </table:table-row>
        <table:table-row table:style-name="Tableau2.2">
          <table:table-cell table:style-name="Tableau2.A2" office:value-type="string">
            <text:p text:style-name="P28">Page d’accueil</text:p>
          </table:table-cell>
          <table:table-cell table:style-name="Tableau2.B2" office:value-type="string">
            <text:p text:style-name="P31">Textes introduisant des articles</text:p>
          </table:table-cell>
          <table:table-cell table:style-name="Tableau2.B2" office:value-type="string">
            <text:p text:style-name="P30"><text:span text:style-name="T23">Images d’animés, mangas et réseaux sociaux</text:span> </text:p>
          </table:table-cell>
          <table:table-cell table:style-name="Tableau2.B2" office:value-type="string">
            <text:p text:style-name="P30"><text:s/><text:span text:style-name="T23">Aucuns</text:span></text:p>
          </table:table-cell>
          <table:table-cell table:style-name="Tableau2.B2" office:value-type="string">
            <text:p text:style-name="P30"><text:span text:style-name="T23">Slider d’images</text:span> </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3">
          <table:table-cell table:style-name="Tableau2.A2" office:value-type="string">
            <text:p text:style-name="P34"><text:span text:style-name="T13">Rubrique « </text:span><text:span text:style-name="T14">Actualités</text:span><text:span text:style-name="T13"> »</text:span></text:p>
          </table:table-cell>
          <table:table-cell table:style-name="Tableau2.B2" office:value-type="string">
            <text:p text:style-name="P34"><text:span text:style-name="T17">Résumé d’articles</text:span><text:span text:style-name="T16"> </text:span></text:p>
          </table:table-cell>
          <table:table-cell table:style-name="Tableau2.B2" office:value-type="string">
            <text:p text:style-name="P31">Miniature sur les articles présentés</text:p>
          </table:table-cell>
          <table:table-cell table:style-name="Tableau2.B2" office:value-type="string">
            <text:p text:style-name="P31">Aucuns</text:p>
          </table:table-cell>
          <table:table-cell table:style-name="Tableau2.B2" office:value-type="string">
            <text:p text:style-name="P30"><text:s/><text:span text:style-name="T23">Lien vers des articles</text:span></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4">
          <table:table-cell table:style-name="Tableau2.A2" office:value-type="string">
            <text:p text:style-name="P34"><text:span text:style-name="T13">Rubrique « </text:span><text:span text:style-name="T14">Evenements</text:span><text:span text:style-name="T13"> »</text:span></text:p>
          </table:table-cell>
          <table:table-cell table:style-name="Tableau2.B2" office:value-type="string">
            <text:p text:style-name="P30"><text:s/><text:span text:style-name="T23">Texte sur les évènements proposés en relation avec la culture japonnaise</text:span></text:p>
          </table:table-cell>
          <table:table-cell table:style-name="Tableau2.B2" office:value-type="string">
            <text:p text:style-name="P31">Photos des différents évènements présentés</text:p>
          </table:table-cell>
          <table:table-cell table:style-name="Tableau2.B2" office:value-type="string">
            <text:p text:style-name="P31">Aucuns</text:p>
          </table:table-cell>
          <table:table-cell table:style-name="Tableau2.B2" office:value-type="string">
            <text:p text:style-name="P31">Lien vers les sites des évènements + réservation des billets</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5">
          <table:table-cell table:style-name="Tableau2.A2" office:value-type="string">
            <text:p text:style-name="P34"><text:span text:style-name="T15">R</text:span><text:span text:style-name="T13">ubrique « </text:span><text:span text:style-name="T15">Billeterie</text:span><text:span text:style-name="T13"> »</text:span></text:p>
          </table:table-cell>
          <table:table-cell table:style-name="Tableau2.B2" office:value-type="string">
            <text:p text:style-name="P30"><text:s/><text:span text:style-name="T24">Texte sur <text:s/>les billets disponibles à l’achat</text:span></text:p>
          </table:table-cell>
          <table:table-cell table:style-name="Tableau2.B2" office:value-type="string">
            <text:p text:style-name="P30"><text:s/><text:span text:style-name="T24">Photos des évènements disponibles</text:span></text:p>
          </table:table-cell>
          <table:table-cell table:style-name="Tableau2.B2" office:value-type="string">
            <text:p text:style-name="P32">Aucuns</text:p>
          </table:table-cell>
          <table:table-cell table:style-name="Tableau2.B2" office:value-type="string">
            <text:p text:style-name="P32">Achat, choix multiples de billets</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4">
          <table:table-cell table:style-name="Tableau2.A2" office:value-type="string">
            <text:p text:style-name="P28">Dans le forum</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30">Possibilité de participer au forum</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4">
          <table:table-cell table:style-name="Tableau2.A2" office:value-type="string">
            <text:p text:style-name="P35"><text:span text:style-name="T15">R</text:span><text:span text:style-name="T13">ubrique «</text:span><text:span text:style-name="T15">Compte</text:span><text:span text:style-name="T13"> »</text:span></text:p>
          </table:table-cell>
          <table:table-cell table:style-name="Tableau2.B2" office:value-type="string">
            <text:p text:style-name="P30"/>
          </table:table-cell>
          <table:table-cell table:style-name="Tableau2.B2" office:value-type="string">
            <text:p text:style-name="P30"><text:s/></text:p>
          </table:table-cell>
          <table:table-cell table:style-name="Tableau2.B2" office:value-type="string">
            <text:p text:style-name="P30"><text:s/></text:p>
          </table:table-cell>
          <table:table-cell table:style-name="Tableau2.B2" office:value-type="string">
            <text:p text:style-name="P30"><text:s/><text:span text:style-name="T24">Se connecter pour discuter</text:span></text:p>
          </table:table-cell>
          <table:table-cell table:style-name="Tableau2.B2" office:value-type="string">
            <text:p text:style-name="P28"><text:s/></text:p>
          </table:table-cell>
          <table:table-cell table:style-name="Tableau2.B2" office:value-type="string">
            <text:p text:style-name="P28"><text:s/></text:p>
          </table:table-cell>
          <table:table-cell table:style-name="Tableau2.B2" office:value-type="string">
            <text:p text:style-name="P28"><text:s/></text:p>
          </table:table-cell>
        </table:table-row>
        <table:table-row table:style-name="Tableau2.8">
          <table:table-cell table:style-name="Tableau2.A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cell table:style-name="Tableau2.B2" office:value-type="string">
            <text:p text:style-name="P29"><text:s/></text:p>
          </table:table-cell>
        </table:table-row>
      </table:table>
      <text:p text:style-name="P23">5. La charte graphique</text:p>
      <text:p text:style-name="P22"><text:s/></text:p>
      <text:p text:style-name="P26"><text:soft-page-break/>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p>
      <text:p text:style-name="P19"><text:s/></text:p>
      <text:p text:style-name="P19">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p>
      <text:p text:style-name="P19"><text:s/></text:p>
      <text:p text:style-name="P5"><text:span text:style-name="T12">a.</text:span><text:span text:style-name="T18"> <text:s text:c="4"/></text:span><text:span text:style-name="T12">Le logo :</text:span></text:p>
      <text:p text:style-name="P36">S’il existe, vous devez concevoir un site qui s’harmonise avec lui (couleurs, dynamisme, graphisme), ou du moins l’intègre sans heurts. Dans notre cas, il n’y a pas de logo existant : vous pouvez en créer un, ou bien jouer simplement sur le nom de l’entreprise concernée (choix d’une police, d’une couleur, d’un effet éventuellement). Joignez votre création et expliquez vos choix.</text:p>
      <text:p text:style-name="P36"><text:s/></text:p>
      <text:p text:style-name="P5"><text:span text:style-name="T12">b.</text:span><text:span text:style-name="T18"> <text:s text:c="3"/></text:span><text:span text:style-name="T12">La création d’un univers : </text:span></text:p>
      <text:p text:style-name="P36">Que vous évoquent le domaine ou les activités de votre client ? Pour un fleuriste, par exemple, on pensera par exemple fleurs, pétales, feuillages, bonzaï, herbier, rubans, papier cristal, et peut-être eau, terre, pierres, poteries, papillons... Autant d’éléments que vous pourrez utiliser, en illustration, en motifs, en fonds (calques, gros plans, etc.) et qui constitueront l’univers du site. </text:p>
      <text:p text:style-name="P36">Quelle est votre liste de thèmes ? (Vous pouvez faire un brain storming – remue méninges).</text:p>
      <text:p text:style-name="P36"><text:s/></text:p>
      <text:p text:style-name="P5"><text:span text:style-name="T12">c.</text:span><text:span text:style-name="T18"> <text:s text:c="4"/></text:span><text:span text:style-name="T12">Le choix des couleurs</text:span></text:p>
      <text:p text:style-name="P7"><text:span text:style-name="T2">Elles sont en parties dictées par les 2 rubriques précédentes : en harmonie avec le logo et avec l’univers convoqué par les thèmes. Par exemple, le vert semble s’imposer dans le cas du fleuriste. Associé à un rose vif, il sera dynamisé. Associé à du blanc et du gris, il présentera une certaine fraîcheur « zen ». Avec du noir, il cherchera davantage une forme d’élégance. Avec du brun et du beige, il convoquera davantage un esprit « nature », etc. Quatre ou cinq couleurs suffisent et peuvent se répartir en « dominantes » et « secondaires »..</text:span></text:p>
      <text:p text:style-name="P36">Quelle palette choisissez-vous ? Expliquez votre choix.</text:p>
      <text:p text:style-name="P36"><text:s/></text:p>
      <text:p text:style-name="P7"><text:soft-page-break/><text:span text:style-name="T1">Remarque : vous pouvez créer votre palette sur ce site, compatible avec Gimp : </text:span><text:a xlink:type="simple" xlink:href="http://colrd.com/create/palette/" text:style-name="Standard" text:visited-style-name="Standard"><text:span text:style-name="T19">http://colrd.com/create/palette/</text:span></text:a><text:span text:style-name="T1"> Ce site propose aussi des exemples illustrés d’associations de couleurs, et des pages théoriques expliquant les principales modalités d’association des couleurs.</text:span></text:p>
      <text:p text:style-name="P36"><text:s/></text:p>
      <text:p text:style-name="P5"><text:span text:style-name="T12">d.</text:span><text:span text:style-name="T18"> <text:s text:c="3"/></text:span><text:span text:style-name="T12">La structuration des pages</text:span></text:p>
      <text:p text:style-name="P36">Le visiteur ayant tendance à toujours chercher les informations là où il a l’habitude de les trouver ailleurs sur le web, les usages ont stabilisé certains éléments de structuration.</text:p>
      <text:p text:style-name="P36">Signalons au passage que la tendance actuelle est d’organiser les pages selon des grilles qui, sur une base de 12 ou 16 colonnes en général, permettent une grande liberté d’organisation tout en fixant des repères clairs.</text:p>
      <text:p text:style-name="P36">Vous pouvez en voir un exemple sur la page suivante :</text:p>
      <text:p text:style-name="P7"><text:a xlink:type="simple" xlink:href="http://960.gs/demo.html" text:style-name="Standard" text:visited-style-name="Standard"><text:span text:style-name="T20">http://960.gs/demo.html</text:span></text:a><text:span text:style-name="T2"> (l’ensemble de ce site offre beaucoup de visuels permettant de se rendre compte de la variété des rendus possibles à partir d’une même grille)</text:span></text:p>
      <text:p text:style-name="P36">Pour plus d’explications sur les grilles, une présentation très claire ci-dessous :</text:p>
      <text:p text:style-name="P7"><text:a xlink:type="simple" xlink:href="http://netmacom.fr/blog/webdesign/le-webdesign-selon-les-grilles.html" text:style-name="Standard" text:visited-style-name="Standard"><text:span text:style-name="T20">http://netmacom.fr/blog/webdesign/le-webdesign-selon-les-grilles.html</text:span></text:a></text:p>
      <text:p text:style-name="P36"><text:s/></text:p>
      <text:p text:style-name="P36">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p>
      <text:p text:style-name="P19"><text:s/></text:p>
      <text:p text:style-name="P22"><text:s/></text:p>
      <text:p text:style-name="P22">6. Réalisation de la page d’accueil</text:p>
      <text:p text:style-name="P22"><text:s/></text:p>
      <text:p text:style-name="P19">Vous allez mettre en pratique votre réflexion sur la charte graphique en concevant votre page d’accueil : sur papier libre ou sur logiciel, réalisez la simulation la plus précise possible de cette page. Elle vous servira de base lors de la réalisation technique du site.</text:p>
      <text:p text:style-name="P19"><text:s/></text:p>
      <text:p text:style-name="P24">Attention ! Restez modeste dans vos choix, vous ne pourrez réaliser que des choses simples.</text:p>
      <text:p text:style-name="P19"><text:s/></text:p>
      <text:p text:style-name="P19">Glanez sur internet les éléments (photos, détails graphiques, etc.) que vous souhaitez insérer dans votre page.</text:p>
      <text:p text:style-name="P19"><text:s/></text:p>
      <text:p text:style-name="P1"><text:span text:style-name="T2">Rédigez les textes que vous souhaitez faire figurer dans cette page (vous pouvez vous inspirer, </text:span><text:span text:style-name="T11">en les personnalisant</text:span><text:span text:style-name="T2">, de textes trouvés sur des sites similaires).</text:span></text:p>
      <text:p text:style-name="P19"><text:s/></text:p>
      <text:p text:style-name="P19">Expliquez ci-dessous vos choix.</text:p>
      <text:p text:style-name="P19"><text:soft-page-break/><text:s/></text:p>
      <text:p text:style-name="P19"><text:s/></text:p>
      <text:p text:style-name="P22">7. Pages suivantes</text:p>
      <text:p text:style-name="P19"><text:s/></text:p>
      <text:p text:style-name="P19">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p>
      <text:p text:style-name="P19"><text:s/></text:p>
      <text:p text:style-name="P19"><text:s/></text:p>
      <text:p text:style-name="P22">8. Référencement</text:p>
      <text:p text:style-name="P22"><text:s/></text:p>
      <text:p text:style-name="P19">Avez-vous travaillé sur les balises pour faciliter le référencement par Google ? Avez-vous joué sur les mots-clés, les liens, etc. ? Expliquez vos choix et vos idées, que vous ayez eu le temps de les réaliser ou non.</text:p>
      <text:p text:style-name="P22"><text:s/></text:p>
      <text:p text:style-name="P22"><text:s/></text:p>
      <text:p text:style-name="P22">9. Accessibilité</text:p>
      <text:p text:style-name="P22"><text:s/></text:p>
      <text:p text:style-name="P19">En quoi avez-vous pris en compte les différents aspects de l’accessibilité durant la réalisation de votre site. Quelles améliorations pourriez-vous y apporter en ce sens ?</text:p>
      <text:p text:style-name="P22"><text:s/></text:p>
      <text:p text:style-name="P22"><text:s/></text:p>
      <text:p text:style-name="P22">10. Présentation au client – bilan et correctifs</text:p>
      <text:p text:style-name="P19">Lors de la dernière séance de TD, vous devrez présenter votre site à la classe. Il ne sera peut-être pas totalement achevé, mais devra permettre un bon aperçu de vos réalisations (structure, texte, illustrations, graphisme) et de leur ergonomie.</text:p>
      <text:p text:style-name="P19"><text:s/></text:p>
      <text:p text:style-name="P19">Nous procéderons comme s’il s’agissait d’une présentation au client : </text:p>
      <text:p text:style-name="P19"><text:s/></text:p>
      <text:p text:style-name="P5"><text:span text:style-name="T1">a.</text:span><text:span text:style-name="T18"> <text:s text:c="4"/></text:span><text:span text:style-name="T1">Vous préparerez donc une </text:span><text:span text:style-name="T12">visite commentée</text:span><text:span text:style-name="T1"> du site, expliquant vos propositions et justifiant vos choix (vous pourrez vous appuyer sur ce dossier pour cela).</text:span></text:p>
      <text:p text:style-name="P36"><text:s/></text:p>
      <text:p text:style-name="P5"><text:span text:style-name="T1">b.</text:span><text:span text:style-name="T18"> <text:s text:c="4"/></text:span><text:span text:style-name="T1">Vous solliciterez les réactions et prendrez note des correctifs à apporter et des idées complémentaires qui vous sont venues lors de la discussion.</text:span></text:p>
      <text:p text:style-name="P6"/>
      <text:p text:style-name="P13"><text:span text:style-name="T7">Listez ici ces améliorations</text:span><text:span text:style-name="T2"> à apporter au site en précisant comment vous allez les réaliser.</text:span></text:p>
      <text:p text:style-name="P19"><text:s/></text:p>
      <text:p text:style-name="P5"><text:soft-page-break/><text:span text:style-name="T1">c.</text:span><text:span text:style-name="T18"> <text:s text:c="4"/></text:span><text:span text:style-name="T1">Vous intégrerez ces correctifs et améliorations à votre site avant d’en rendre la version définitive.</text:span></text:p>
      <text:p text:style-name="P19"><text:s/></text:p>
      <text:p text:style-name="P19"><text:s/></text:p>
      <text:p text:style-name="normal"/>
      <text:p text:style-name="normal"><draw:rect text:anchor-type="as-char" style:rel-width="100%" draw:z-index="0" draw:name="Forme1" draw:style-name="gr1" draw:text-style-name="P42" svg:width="16.511cm" svg:height="0.054cm"><text:p/></draw:rect></text:p>
      <text:p text:style-name="P27">[1] Voir http://fr.lipsum.com/</text:p>
      <text:p text:style-name="P27">[2] Voir http://fr.lipsum.com/</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16T18:59:33.083000000</dc:date>
    <meta:editing-duration>PT29M58S</meta:editing-duration>
    <meta:editing-cycles>3</meta:editing-cycles>
    <meta:generator>LibreOffice/7.0.3.1$Windows_X86_64 LibreOffice_project/d7547858d014d4cf69878db179d326fc3483e082</meta:generator>
    <meta:document-statistic meta:table-count="2" meta:image-count="0" meta:object-count="0" meta:page-count="9" meta:paragraph-count="280" meta:word-count="1962" meta:character-count="12897" meta:non-whitespace-character-count="10801"/>
  </office:meta>
</office:document-meta>
</file>